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olygon.MultiPolyg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olygon.getCoordin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olygon.setCoordinates( double [ ] [ ] [ ] [ ] coordin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